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896" calcext:value-type="float">
            <text:p>163.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848" calcext:value-type="float">
            <text:p>163.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0672" calcext:value-type="float">
            <text:p>163.1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0024" calcext:value-type="float">
            <text:p>163.2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7352" calcext:value-type="float">
            <text:p>163.2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3112" calcext:value-type="float">
            <text:p>163.5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0816" calcext:value-type="float">
            <text:p>163.5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0544" calcext:value-type="float">
            <text:p>163.6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9688" calcext:value-type="float">
            <text:p>163.6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0544" calcext:value-type="float">
            <text:p>163.6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188" calcext:value-type="float">
            <text:p>163.6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2464" calcext:value-type="float">
            <text:p>163.7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5824" calcext:value-type="float">
            <text:p>163.9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8496" calcext:value-type="float">
            <text:p>163.9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0208" calcext:value-type="float">
            <text:p>163.9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8224" calcext:value-type="float">
            <text:p>164.0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4216" calcext:value-type="float">
            <text:p>164.0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6512" calcext:value-type="float">
            <text:p>164.1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1584" calcext:value-type="float">
            <text:p>164.3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7304" calcext:value-type="float">
            <text:p>164.3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6552" calcext:value-type="float">
            <text:p>164.4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9704" calcext:value-type="float">
            <text:p>164.5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3336" calcext:value-type="float">
            <text:p>164.6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01728" calcext:value-type="float">
            <text:p>164.7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6488" calcext:value-type="float">
            <text:p>164.6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0768" calcext:value-type="float">
            <text:p>164.6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5904" calcext:value-type="float">
            <text:p>164.5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0184" calcext:value-type="float">
            <text:p>164.5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4464" calcext:value-type="float">
            <text:p>164.4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6928" calcext:value-type="float">
            <text:p>164.3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3776" calcext:value-type="float">
            <text:p>164.3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9392" calcext:value-type="float">
            <text:p>164.2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0248" calcext:value-type="float">
            <text:p>164.2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7576" calcext:value-type="float">
            <text:p>164.2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9768" calcext:value-type="float">
            <text:p>164.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3776" calcext:value-type="float">
            <text:p>164.3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45112" calcext:value-type="float">
            <text:p>164.3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864" calcext:value-type="float">
            <text:p>164.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9224" calcext:value-type="float">
            <text:p>164.4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3128" calcext:value-type="float">
            <text:p>164.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60936" calcext:value-type="float">
            <text:p>164.4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96" calcext:value-type="float">
            <text:p>164.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1792" calcext:value-type="float">
            <text:p>164.4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912" calcext:value-type="float">
            <text:p>164.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0728" calcext:value-type="float">
            <text:p>164.3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1584" calcext:value-type="float">
            <text:p>164.3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4632" calcext:value-type="float">
            <text:p>164.3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4152" calcext:value-type="float">
            <text:p>164.2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956" calcext:value-type="float">
            <text:p>164.1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8224" calcext:value-type="float">
            <text:p>164.0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2984" calcext:value-type="float">
            <text:p>164.0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5344" calcext:value-type="float">
            <text:p>163.9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1064" calcext:value-type="float">
            <text:p>163.9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3256" calcext:value-type="float">
            <text:p>163.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9352" calcext:value-type="float">
            <text:p>163.9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0584" calcext:value-type="float">
            <text:p>163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62" calcext:value-type="float">
            <text:p>163.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0584" calcext:value-type="float">
            <text:p>163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2672" calcext:value-type="float">
            <text:p>163.8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952" calcext:value-type="float">
            <text:p>163.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9896" calcext:value-type="float">
            <text:p>163.7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4656" calcext:value-type="float">
            <text:p>163.7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1232" calcext:value-type="float">
            <text:p>163.7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4384" calcext:value-type="float">
            <text:p>163.8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192" calcext:value-type="float">
            <text:p>163.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812" calcext:value-type="float">
            <text:p>164.0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8976" calcext:value-type="float">
            <text:p>164.0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8288" calcext:value-type="float">
            <text:p>163.8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0856" calcext:value-type="float">
            <text:p>163.8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1128" calcext:value-type="float">
            <text:p>163.7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4888" calcext:value-type="float">
            <text:p>163.3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0024" calcext:value-type="float">
            <text:p>163.2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3928" calcext:value-type="float">
            <text:p>163.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896" calcext:value-type="float">
            <text:p>163.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1152" calcext:value-type="float">
            <text:p>163.1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5056" calcext:value-type="float">
            <text:p>163.1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8104" calcext:value-type="float">
            <text:p>163.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0296" calcext:value-type="float">
            <text:p>163.1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1904" calcext:value-type="float">
            <text:p>163.0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1048" calcext:value-type="float">
            <text:p>163.0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9336" calcext:value-type="float">
            <text:p>163.0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8104" calcext:value-type="float">
            <text:p>163.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944" calcext:value-type="float">
            <text:p>163.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5056" calcext:value-type="float">
            <text:p>163.1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8376" calcext:value-type="float">
            <text:p>163.0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0672" calcext:value-type="float">
            <text:p>163.1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896" calcext:value-type="float">
            <text:p>163.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5056" calcext:value-type="float">
            <text:p>163.1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992" calcext:value-type="float">
            <text:p>163.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3072" calcext:value-type="float">
            <text:p>163.2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184" calcext:value-type="float">
            <text:p>163.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184" calcext:value-type="float">
            <text:p>163.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7624" calcext:value-type="float">
            <text:p>163.1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276" calcext:value-type="float">
            <text:p>163.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9232" calcext:value-type="float">
            <text:p>163.0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7584" calcext:value-type="float">
            <text:p>162.7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9192" calcext:value-type="float">
            <text:p>162.6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3848" calcext:value-type="float">
            <text:p>162.6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2032" calcext:value-type="float">
            <text:p>162.5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5352" calcext:value-type="float">
            <text:p>162.4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4496" calcext:value-type="float">
            <text:p>162.4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124" calcext:value-type="float">
            <text:p>162.3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8088" calcext:value-type="float">
            <text:p>162.2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7608" calcext:value-type="float">
            <text:p>162.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692" calcext:value-type="float">
            <text:p>162.0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6544" calcext:value-type="float">
            <text:p>162.0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1304" calcext:value-type="float">
            <text:p>162.0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8632" calcext:value-type="float">
            <text:p>162.0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2536" calcext:value-type="float">
            <text:p>162.0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072" calcext:value-type="float">
            <text:p>161.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6712" calcext:value-type="float">
            <text:p>161.9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9928" calcext:value-type="float">
            <text:p>161.7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5648" calcext:value-type="float">
            <text:p>161.7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5648" calcext:value-type="float">
            <text:p>161.7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1264" calcext:value-type="float">
            <text:p>161.7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7736" calcext:value-type="float">
            <text:p>161.7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1432" calcext:value-type="float">
            <text:p>161.5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5504" calcext:value-type="float">
            <text:p>161.3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2352" calcext:value-type="float">
            <text:p>161.3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0264" calcext:value-type="float">
            <text:p>161.3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7112" calcext:value-type="float">
            <text:p>161.2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6904" calcext:value-type="float">
            <text:p>161.1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3856" calcext:value-type="float">
            <text:p>161.1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0328" calcext:value-type="float">
            <text:p>161.1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13648" calcext:value-type="float">
            <text:p>161.0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7928" calcext:value-type="float">
            <text:p>160.9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964" calcext:value-type="float">
            <text:p>160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1832" calcext:value-type="float">
            <text:p>160.9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0496" calcext:value-type="float">
            <text:p>160.9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0016" calcext:value-type="float">
            <text:p>160.9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8304" calcext:value-type="float">
            <text:p>160.9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2208" calcext:value-type="float">
            <text:p>160.9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5632" calcext:value-type="float">
            <text:p>160.8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6112" calcext:value-type="float">
            <text:p>160.9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3544" calcext:value-type="float">
            <text:p>160.9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9056" calcext:value-type="float">
            <text:p>160.8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964" calcext:value-type="float">
            <text:p>160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2312" calcext:value-type="float">
            <text:p>160.9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6592" calcext:value-type="float">
            <text:p>160.9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964" calcext:value-type="float">
            <text:p>160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5256" calcext:value-type="float">
            <text:p>160.9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772" calcext:value-type="float">
            <text:p>160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6008" calcext:value-type="float">
            <text:p>160.8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3816" calcext:value-type="float">
            <text:p>160.8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00288" calcext:value-type="float">
            <text:p>160.8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7824" calcext:value-type="float">
            <text:p>160.8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0496" calcext:value-type="float">
            <text:p>160.9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3544" calcext:value-type="float">
            <text:p>160.9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3064" calcext:value-type="float">
            <text:p>160.9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964" calcext:value-type="float">
            <text:p>160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2688" calcext:value-type="float">
            <text:p>160.9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0392" calcext:value-type="float">
            <text:p>160.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1832" calcext:value-type="float">
            <text:p>160.9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8012" calcext:value-type="float">
            <text:p>160.9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30768" calcext:value-type="float">
            <text:p>160.8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1916" calcext:value-type="float">
            <text:p>160.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536" calcext:value-type="float">
            <text:p>160.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868" calcext:value-type="float">
            <text:p>160.8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28304" calcext:value-type="float">
            <text:p>160.9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6592" calcext:value-type="float">
            <text:p>160.9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8888" calcext:value-type="float">
            <text:p>161.0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0704" calcext:value-type="float">
            <text:p>161.0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7656" calcext:value-type="float">
            <text:p>161.0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156" calcext:value-type="float">
            <text:p>161.0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7072" calcext:value-type="float">
            <text:p>160.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156" calcext:value-type="float">
            <text:p>161.0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46592" calcext:value-type="float">
            <text:p>160.9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9536" calcext:value-type="float">
            <text:p>160.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156" calcext:value-type="float">
            <text:p>161.0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4712" calcext:value-type="float">
            <text:p>161.1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7072" calcext:value-type="float">
            <text:p>160.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0976" calcext:value-type="float">
            <text:p>160.9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4984" calcext:value-type="float">
            <text:p>161.0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252" calcext:value-type="float">
            <text:p>161.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8616" calcext:value-type="float">
            <text:p>161.1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5568" calcext:value-type="float">
            <text:p>161.1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6904" calcext:value-type="float">
            <text:p>161.1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348" calcext:value-type="float">
            <text:p>161.1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9096" calcext:value-type="float">
            <text:p>161.1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5192" calcext:value-type="float">
            <text:p>161.1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3" calcext:value-type="float">
            <text:p>161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4024" calcext:value-type="float">
            <text:p>160.9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3" calcext:value-type="float">
            <text:p>161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2248" calcext:value-type="float">
            <text:p>161.2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3208" calcext:value-type="float">
            <text:p>161.3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6528" calcext:value-type="float">
            <text:p>161.1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5296" calcext:value-type="float">
            <text:p>161.2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5296" calcext:value-type="float">
            <text:p>161.2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3584" calcext:value-type="float">
            <text:p>161.2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3104" calcext:value-type="float">
            <text:p>161.2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0536" calcext:value-type="float">
            <text:p>161.2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6736" calcext:value-type="float">
            <text:p>161.3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9888" calcext:value-type="float">
            <text:p>161.4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1224" calcext:value-type="float">
            <text:p>161.4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3896" calcext:value-type="float">
            <text:p>161.4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8656" calcext:value-type="float">
            <text:p>161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3792" calcext:value-type="float">
            <text:p>161.4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2352" calcext:value-type="float">
            <text:p>161.3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2184" calcext:value-type="float">
            <text:p>161.4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0096" calcext:value-type="float">
            <text:p>161.5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3624" calcext:value-type="float">
            <text:p>161.5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6568" calcext:value-type="float">
            <text:p>161.5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6944" calcext:value-type="float">
            <text:p>161.4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9344" calcext:value-type="float">
            <text:p>161.6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0576" calcext:value-type="float">
            <text:p>161.5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2184" calcext:value-type="float">
            <text:p>161.4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6672" calcext:value-type="float">
            <text:p>161.5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3248" calcext:value-type="float">
            <text:p>161.6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2768" calcext:value-type="float">
            <text:p>161.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8008" calcext:value-type="float">
            <text:p>161.6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0784" calcext:value-type="float">
            <text:p>161.7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7944" calcext:value-type="float">
            <text:p>161.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6128" calcext:value-type="float">
            <text:p>161.8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4248" calcext:value-type="float">
            <text:p>162.0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6216" calcext:value-type="float">
            <text:p>162.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1304" calcext:value-type="float">
            <text:p>162.0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7984" calcext:value-type="float">
            <text:p>162.1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0552" calcext:value-type="float">
            <text:p>162.1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4832" calcext:value-type="float">
            <text:p>162.1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884" calcext:value-type="float">
            <text:p>162.1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076" calcext:value-type="float">
            <text:p>162.2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2576" calcext:value-type="float">
            <text:p>162.3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5248" calcext:value-type="float">
            <text:p>162.3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22" calcext:value-type="float">
            <text:p>162.3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9736" calcext:value-type="float">
            <text:p>162.4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412" calcext:value-type="float">
            <text:p>162.5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9632" calcext:value-type="float">
            <text:p>162.4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6792" calcext:value-type="float">
            <text:p>162.5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2888" calcext:value-type="float">
            <text:p>162.5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6144" calcext:value-type="float">
            <text:p>162.6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2616" calcext:value-type="float">
            <text:p>162.6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5768" calcext:value-type="float">
            <text:p>162.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656" calcext:value-type="float">
            <text:p>162.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3408" calcext:value-type="float">
            <text:p>162.9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6768" calcext:value-type="float">
            <text:p>163.1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0672" calcext:value-type="float">
            <text:p>163.1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7248" calcext:value-type="float">
            <text:p>163.1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896" calcext:value-type="float">
            <text:p>163.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9816" calcext:value-type="float">
            <text:p>163.1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6016" calcext:value-type="float">
            <text:p>163.1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4784" calcext:value-type="float">
            <text:p>163.2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184" calcext:value-type="float">
            <text:p>163.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8144" calcext:value-type="float">
            <text:p>163.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9688" calcext:value-type="float">
            <text:p>163.6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8456" calcext:value-type="float">
            <text:p>163.6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2944" calcext:value-type="float">
            <text:p>163.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2464" calcext:value-type="float">
            <text:p>163.7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8392" calcext:value-type="float">
            <text:p>163.9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8768" calcext:value-type="float">
            <text:p>163.8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192" calcext:value-type="float">
            <text:p>163.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8328" calcext:value-type="float">
            <text:p>164.1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6824" calcext:value-type="float">
            <text:p>164.3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0832" calcext:value-type="float">
            <text:p>164.3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5592" calcext:value-type="float">
            <text:p>164.3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2816" calcext:value-type="float">
            <text:p>164.2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0728" calcext:value-type="float">
            <text:p>164.3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1208" calcext:value-type="float">
            <text:p>164.3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008" calcext:value-type="float">
            <text:p>164.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0664" calcext:value-type="float">
            <text:p>164.5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4568" calcext:value-type="float">
            <text:p>164.5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056" calcext:value-type="float">
            <text:p>164.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9328" calcext:value-type="float">
            <text:p>164.5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82272" calcext:value-type="float">
            <text:p>164.4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7136" calcext:value-type="float">
            <text:p>164.5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7992" calcext:value-type="float">
            <text:p>164.5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6656" calcext:value-type="float">
            <text:p>164.5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1896" calcext:value-type="float">
            <text:p>164.5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7992" calcext:value-type="float">
            <text:p>164.5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104" calcext:value-type="float">
            <text:p>164.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9432" calcext:value-type="float">
            <text:p>164.6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2856" calcext:value-type="float">
            <text:p>164.5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4192" calcext:value-type="float">
            <text:p>164.6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7992" calcext:value-type="float">
            <text:p>164.5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104" calcext:value-type="float">
            <text:p>164.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7512" calcext:value-type="float">
            <text:p>164.4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5216" calcext:value-type="float">
            <text:p>164.4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0912" calcext:value-type="float">
            <text:p>164.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056" calcext:value-type="float">
            <text:p>164.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008" calcext:value-type="float">
            <text:p>164.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4944" calcext:value-type="float">
            <text:p>164.5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0184" calcext:value-type="float">
            <text:p>164.5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6176" calcext:value-type="float">
            <text:p>164.4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82272" calcext:value-type="float">
            <text:p>164.4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63984" calcext:value-type="float">
            <text:p>164.4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7136" calcext:value-type="float">
            <text:p>164.5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7616" calcext:value-type="float">
            <text:p>164.5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0392" calcext:value-type="float">
            <text:p>164.6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7448" calcext:value-type="float">
            <text:p>164.7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7928" calcext:value-type="float">
            <text:p>164.7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488" calcext:value-type="float">
            <text:p>164.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584" calcext:value-type="float">
            <text:p>164.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488" calcext:value-type="float">
            <text:p>164.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8304" calcext:value-type="float">
            <text:p>164.7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74296" calcext:value-type="float">
            <text:p>164.6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5296" calcext:value-type="float">
            <text:p>164.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0288" calcext:value-type="float">
            <text:p>164.6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3336" calcext:value-type="float">
            <text:p>164.6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3712" calcext:value-type="float">
            <text:p>164.5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6176" calcext:value-type="float">
            <text:p>164.4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58" calcext:value-type="float">
            <text:p>164.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3232" calcext:value-type="float">
            <text:p>164.5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5296" calcext:value-type="float">
            <text:p>164.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6864" calcext:value-type="float">
            <text:p>164.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5528" calcext:value-type="float">
            <text:p>164.6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4088" calcext:value-type="float">
            <text:p>164.5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45696" calcext:value-type="float">
            <text:p>164.4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5216" calcext:value-type="float">
            <text:p>164.4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388" calcext:value-type="float">
            <text:p>164.3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2544" calcext:value-type="float">
            <text:p>164.3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87784" calcext:value-type="float">
            <text:p>164.3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388" calcext:value-type="float">
            <text:p>164.3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3128" calcext:value-type="float">
            <text:p>164.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056" calcext:value-type="float">
            <text:p>164.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8472" calcext:value-type="float">
            <text:p>164.5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6448" calcext:value-type="float">
            <text:p>164.3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42064" calcext:value-type="float">
            <text:p>164.3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4152" calcext:value-type="float">
            <text:p>164.2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7576" calcext:value-type="float">
            <text:p>164.2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3192" calcext:value-type="float">
            <text:p>164.2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3568" calcext:value-type="float">
            <text:p>164.1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7472" calcext:value-type="float">
            <text:p>164.1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43944" calcext:value-type="float">
            <text:p>164.1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4696" calcext:value-type="float">
            <text:p>164.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9832" calcext:value-type="float">
            <text:p>164.0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4592" calcext:value-type="float">
            <text:p>163.9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4968" calcext:value-type="float">
            <text:p>163.9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1712" calcext:value-type="float">
            <text:p>163.8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3384" calcext:value-type="float">
            <text:p>163.4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6496" calcext:value-type="float">
            <text:p>163.2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6872" calcext:value-type="float">
            <text:p>163.1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42" calcext:value-type="float">
            <text:p>163.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5912" calcext:value-type="float">
            <text:p>163.1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276" calcext:value-type="float">
            <text:p>163.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1048" calcext:value-type="float">
            <text:p>163.0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8104" calcext:value-type="float">
            <text:p>163.1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1632" calcext:value-type="float">
            <text:p>163.1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2384" calcext:value-type="float">
            <text:p>163.0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2384" calcext:value-type="float">
            <text:p>163.0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42" calcext:value-type="float">
            <text:p>163.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7352" calcext:value-type="float">
            <text:p>163.2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3928" calcext:value-type="float">
            <text:p>163.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4408" calcext:value-type="float">
            <text:p>163.2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3552" calcext:value-type="float">
            <text:p>163.2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0024" calcext:value-type="float">
            <text:p>163.2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612" calcext:value-type="float">
            <text:p>163.2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1736" calcext:value-type="float">
            <text:p>163.2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2864" calcext:value-type="float">
            <text:p>163.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3136" calcext:value-type="float">
            <text:p>163.0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0088" calcext:value-type="float">
            <text:p>163.0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3032" calcext:value-type="float">
            <text:p>162.9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3992" calcext:value-type="float">
            <text:p>163.0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77144" calcext:value-type="float">
            <text:p>163.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9712" calcext:value-type="float">
            <text:p>163.0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0464" calcext:value-type="float">
            <text:p>162.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3136" calcext:value-type="float">
            <text:p>163.0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4952" calcext:value-type="float">
            <text:p>163.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1372" calcext:value-type="float">
            <text:p>163.1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3992" calcext:value-type="float">
            <text:p>163.0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8376" calcext:value-type="float">
            <text:p>163.0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7584" calcext:value-type="float">
            <text:p>162.7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2616" calcext:value-type="float">
            <text:p>162.6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792" calcext:value-type="float">
            <text:p>162.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5144" calcext:value-type="float">
            <text:p>162.3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6648" calcext:value-type="float">
            <text:p>162.1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8632" calcext:value-type="float">
            <text:p>162.0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3392" calcext:value-type="float">
            <text:p>162.0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3768" calcext:value-type="float">
            <text:p>161.9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596" calcext:value-type="float">
            <text:p>161.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9008" calcext:value-type="float">
            <text:p>161.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692" calcext:value-type="float">
            <text:p>162.0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9112" calcext:value-type="float">
            <text:p>162.0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3768" calcext:value-type="float">
            <text:p>161.9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6336" calcext:value-type="float">
            <text:p>161.9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3728" calcext:value-type="float">
            <text:p>161.6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164" calcext:value-type="float">
            <text:p>161.7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544" calcext:value-type="float">
            <text:p>161.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5712" calcext:value-type="float">
            <text:p>161.5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02" calcext:value-type="float">
            <text:p>161.6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2768" calcext:value-type="float">
            <text:p>161.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5336" calcext:value-type="float">
            <text:p>161.5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8384" calcext:value-type="float">
            <text:p>161.5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2664" calcext:value-type="float">
            <text:p>161.5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6568" calcext:value-type="float">
            <text:p>161.5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828" calcext:value-type="float">
            <text:p>161.4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7048" calcext:value-type="float">
            <text:p>161.5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7152" calcext:value-type="float">
            <text:p>161.6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1056" calcext:value-type="float">
            <text:p>161.6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1536" calcext:value-type="float">
            <text:p>161.6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4104" calcext:value-type="float">
            <text:p>161.6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6776" calcext:value-type="float">
            <text:p>161.6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7632" calcext:value-type="float">
            <text:p>161.6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9824" calcext:value-type="float">
            <text:p>161.6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9824" calcext:value-type="float">
            <text:p>161.6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544" calcext:value-type="float">
            <text:p>161.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5168" calcext:value-type="float">
            <text:p>161.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068" calcext:value-type="float">
            <text:p>161.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1056" calcext:value-type="float">
            <text:p>161.6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0304" calcext:value-type="float">
            <text:p>161.6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7736" calcext:value-type="float">
            <text:p>161.7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4688" calcext:value-type="float">
            <text:p>161.7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2016" calcext:value-type="float">
            <text:p>161.6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6776" calcext:value-type="float">
            <text:p>161.6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8008" calcext:value-type="float">
            <text:p>161.6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2768" calcext:value-type="float">
            <text:p>161.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5712" calcext:value-type="float">
            <text:p>161.5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89136" calcext:value-type="float">
            <text:p>161.4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22664" calcext:value-type="float">
            <text:p>161.5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7528" calcext:value-type="float">
            <text:p>161.5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2288" calcext:value-type="float">
            <text:p>161.5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684" calcext:value-type="float">
            <text:p>161.4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2456" calcext:value-type="float">
            <text:p>161.3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01328" calcext:value-type="float">
            <text:p>161.5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65336" calcext:value-type="float">
            <text:p>161.5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7152" calcext:value-type="float">
            <text:p>161.6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01912" calcext:value-type="float">
            <text:p>161.6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7736" calcext:value-type="float">
            <text:p>161.7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3728" calcext:value-type="float">
            <text:p>161.6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80576" calcext:value-type="float">
            <text:p>161.5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78112" calcext:value-type="float">
            <text:p>161.6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9552" calcext:value-type="float">
            <text:p>161.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8696" calcext:value-type="float">
            <text:p>161.7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9928" calcext:value-type="float">
            <text:p>161.7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8216" calcext:value-type="float">
            <text:p>161.7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4688" calcext:value-type="float">
            <text:p>161.7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4212" calcext:value-type="float">
            <text:p>161.7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592" calcext:value-type="float">
            <text:p>161.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688" calcext:value-type="float">
            <text:p>161.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2976" calcext:value-type="float">
            <text:p>161.7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688" calcext:value-type="float">
            <text:p>161.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7944" calcext:value-type="float">
            <text:p>161.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7088" calcext:value-type="float">
            <text:p>161.8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4416" calcext:value-type="float">
            <text:p>161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8424" calcext:value-type="float">
            <text:p>161.8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99448" calcext:value-type="float">
            <text:p>161.6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7944" calcext:value-type="float">
            <text:p>161.8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0992" calcext:value-type="float">
            <text:p>161.8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0136" calcext:value-type="float">
            <text:p>161.8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596" calcext:value-type="float">
            <text:p>161.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4248" calcext:value-type="float">
            <text:p>162.0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8048" calcext:value-type="float">
            <text:p>161.9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6128" calcext:value-type="float">
            <text:p>161.8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7464" calcext:value-type="float">
            <text:p>161.8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0512" calcext:value-type="float">
            <text:p>161.8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1472" calcext:value-type="float">
            <text:p>161.8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8528" calcext:value-type="float">
            <text:p>161.9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9968" calcext:value-type="float">
            <text:p>162.0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9008" calcext:value-type="float">
            <text:p>161.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5" calcext:value-type="float">
            <text:p>161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9552" calcext:value-type="float">
            <text:p>161.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5" calcext:value-type="float">
            <text:p>161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0928" calcext:value-type="float">
            <text:p>162.1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3016" calcext:value-type="float">
            <text:p>162.0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7024" calcext:value-type="float">
            <text:p>162.1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4832" calcext:value-type="float">
            <text:p>162.1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7984" calcext:value-type="float">
            <text:p>162.1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7024" calcext:value-type="float">
            <text:p>162.1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6648" calcext:value-type="float">
            <text:p>162.1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4456" calcext:value-type="float">
            <text:p>162.1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98" calcext:value-type="float">
            <text:p>162.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6856" calcext:value-type="float">
            <text:p>162.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172" calcext:value-type="float">
            <text:p>162.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85248" calcext:value-type="float">
            <text:p>162.3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0488" calcext:value-type="float">
            <text:p>162.4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3536" calcext:value-type="float">
            <text:p>162.4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5144" calcext:value-type="float">
            <text:p>162.3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0864" calcext:value-type="float">
            <text:p>162.3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7752" calcext:value-type="float">
            <text:p>162.6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1552" calcext:value-type="float">
            <text:p>162.5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5352" calcext:value-type="float">
            <text:p>162.4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5936" calcext:value-type="float">
            <text:p>162.5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9568" calcext:value-type="float">
            <text:p>162.6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9088" calcext:value-type="float">
            <text:p>162.6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9944" calcext:value-type="float">
            <text:p>162.6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0904" calcext:value-type="float">
            <text:p>162.6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3576" calcext:value-type="float">
            <text:p>162.7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416" calcext:value-type="float">
            <text:p>162.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4264" calcext:value-type="float">
            <text:p>162.8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6456" calcext:value-type="float">
            <text:p>162.9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9984" calcext:value-type="float">
            <text:p>162.9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4848" calcext:value-type="float">
            <text:p>162.9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8752" calcext:value-type="float">
            <text:p>162.9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3752" calcext:value-type="float">
            <text:p>163.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7624" calcext:value-type="float">
            <text:p>163.1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5912" calcext:value-type="float">
            <text:p>163.1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1152" calcext:value-type="float">
            <text:p>163.1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41152" calcext:value-type="float">
            <text:p>163.1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9712" calcext:value-type="float">
            <text:p>163.0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276" calcext:value-type="float">
            <text:p>163.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1904" calcext:value-type="float">
            <text:p>163.0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22864" calcext:value-type="float">
            <text:p>163.1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4304" calcext:value-type="float">
            <text:p>163.2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3072" calcext:value-type="float">
            <text:p>163.2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8624" calcext:value-type="float">
            <text:p>163.4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8624" calcext:value-type="float">
            <text:p>163.4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3008" calcext:value-type="float">
            <text:p>163.5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2256" calcext:value-type="float">
            <text:p>163.5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0544" calcext:value-type="float">
            <text:p>163.6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3968" calcext:value-type="float">
            <text:p>163.5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3696" calcext:value-type="float">
            <text:p>163.6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4008" calcext:value-type="float">
            <text:p>163.8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7912" calcext:value-type="float">
            <text:p>163.8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8768" calcext:value-type="float">
            <text:p>163.8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2296" calcext:value-type="float">
            <text:p>163.9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4968" calcext:value-type="float">
            <text:p>163.9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1648" calcext:value-type="float">
            <text:p>164.0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9456" calcext:value-type="float">
            <text:p>164.0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7368" calcext:value-type="float">
            <text:p>164.1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9664" calcext:value-type="float">
            <text:p>164.1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5864" calcext:value-type="float">
            <text:p>164.2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9016" calcext:value-type="float">
            <text:p>164.3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2544" calcext:value-type="float">
            <text:p>164.3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2168" calcext:value-type="float">
            <text:p>164.4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67032" calcext:value-type="float">
            <text:p>164.4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8848" calcext:value-type="float">
            <text:p>164.5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2856" calcext:value-type="float">
            <text:p>164.5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6864" calcext:value-type="float">
            <text:p>164.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01728" calcext:value-type="float">
            <text:p>164.7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2792" calcext:value-type="float">
            <text:p>164.8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3752" calcext:value-type="float">
            <text:p>164.8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6424" calcext:value-type="float">
            <text:p>164.9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9576" calcext:value-type="float">
            <text:p>165.0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61392" calcext:value-type="float">
            <text:p>165.0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58344" calcext:value-type="float">
            <text:p>165.0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1016" calcext:value-type="float">
            <text:p>165.1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8072" calcext:value-type="float">
            <text:p>165.1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3312" calcext:value-type="float">
            <text:p>165.1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5024" calcext:value-type="float">
            <text:p>165.1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4168" calcext:value-type="float">
            <text:p>165.1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7216" calcext:value-type="float">
            <text:p>165.1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8552" calcext:value-type="float">
            <text:p>165.1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9032" calcext:value-type="float">
            <text:p>165.2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16" calcext:value-type="float">
            <text:p>165.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016" calcext:value-type="float">
            <text:p>165.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58344" calcext:value-type="float">
            <text:p>165.0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0432" calcext:value-type="float">
            <text:p>165.0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5776" calcext:value-type="float">
            <text:p>164.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2896" calcext:value-type="float">
            <text:p>164.9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632" calcext:value-type="float">
            <text:p>164.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8888" calcext:value-type="float">
            <text:p>164.8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6592" calcext:value-type="float">
            <text:p>164.7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2248" calcext:value-type="float">
            <text:p>164.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8848" calcext:value-type="float">
            <text:p>164.5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9224" calcext:value-type="float">
            <text:p>164.4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5216" calcext:value-type="float">
            <text:p>164.4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6824" calcext:value-type="float">
            <text:p>164.3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9016" calcext:value-type="float">
            <text:p>164.3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08536" calcext:value-type="float">
            <text:p>164.3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7304" calcext:value-type="float">
            <text:p>164.3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5864" calcext:value-type="float">
            <text:p>164.2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6616" calcext:value-type="float">
            <text:p>164.1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17096" calcext:value-type="float">
            <text:p>164.2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0144" calcext:value-type="float">
            <text:p>164.2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0248" calcext:value-type="float">
            <text:p>164.2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7196" calcext:value-type="float">
            <text:p>164.2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9872" calcext:value-type="float">
            <text:p>164.3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0352" calcext:value-type="float">
            <text:p>164.3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14048" calcext:value-type="float">
            <text:p>164.2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48" calcext:value-type="float">
            <text:p>164.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2504" calcext:value-type="float">
            <text:p>164.0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4696" calcext:value-type="float">
            <text:p>164.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812" calcext:value-type="float">
            <text:p>164.0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7056" calcext:value-type="float">
            <text:p>163.8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3424" calcext:value-type="float">
            <text:p>163.7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5136" calcext:value-type="float">
            <text:p>163.7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1608" calcext:value-type="float">
            <text:p>163.7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1712" calcext:value-type="float">
            <text:p>163.8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8664" calcext:value-type="float">
            <text:p>163.8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5344" calcext:value-type="float">
            <text:p>163.9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0584" calcext:value-type="float">
            <text:p>163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4552" calcext:value-type="float">
            <text:p>163.6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7016" calcext:value-type="float">
            <text:p>163.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41024" calcext:value-type="float">
            <text:p>163.6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236" calcext:value-type="float">
            <text:p>163.6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284" calcext:value-type="float">
            <text:p>163.6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5032" calcext:value-type="float">
            <text:p>163.7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38" calcext:value-type="float">
            <text:p>163.7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9896" calcext:value-type="float">
            <text:p>163.7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4384" calcext:value-type="float">
            <text:p>163.8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4216" calcext:value-type="float">
            <text:p>164.0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7368" calcext:value-type="float">
            <text:p>164.1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8808" calcext:value-type="float">
            <text:p>164.1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5864" calcext:value-type="float">
            <text:p>164.2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0352" calcext:value-type="float">
            <text:p>164.3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0456" calcext:value-type="float">
            <text:p>164.4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88368" calcext:value-type="float">
            <text:p>164.4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2376" calcext:value-type="float">
            <text:p>164.5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3772" calcext:value-type="float">
            <text:p>164.6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5904" calcext:value-type="float">
            <text:p>164.5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5424" calcext:value-type="float">
            <text:p>164.5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8952" calcext:value-type="float">
            <text:p>164.5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8096" calcext:value-type="float">
            <text:p>164.5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6176" calcext:value-type="float">
            <text:p>164.4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0456" calcext:value-type="float">
            <text:p>164.4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4816" calcext:value-type="float">
            <text:p>164.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0624" calcext:value-type="float">
            <text:p>164.2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8328" calcext:value-type="float">
            <text:p>164.1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8704" calcext:value-type="float">
            <text:p>164.1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0752" calcext:value-type="float">
            <text:p>163.7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3424" calcext:value-type="float">
            <text:p>163.7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8456" calcext:value-type="float">
            <text:p>163.6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1776" calcext:value-type="float">
            <text:p>163.5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7936" calcext:value-type="float">
            <text:p>163.3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9544" calcext:value-type="float">
            <text:p>163.2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77728" calcext:value-type="float">
            <text:p>163.1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0296" calcext:value-type="float">
            <text:p>163.1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32008" calcext:value-type="float">
            <text:p>163.1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0192" calcext:value-type="float">
            <text:p>163.0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608" calcext:value-type="float">
            <text:p>162.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8064" calcext:value-type="float">
            <text:p>162.8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748" calcext:value-type="float">
            <text:p>162.7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9088" calcext:value-type="float">
            <text:p>162.6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2032" calcext:value-type="float">
            <text:p>162.5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63912" calcext:value-type="float">
            <text:p>162.3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3224" calcext:value-type="float">
            <text:p>162.1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6544" calcext:value-type="float">
            <text:p>162.0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0616" calcext:value-type="float">
            <text:p>161.9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2704" calcext:value-type="float">
            <text:p>161.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9176" calcext:value-type="float">
            <text:p>161.8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6984" calcext:value-type="float">
            <text:p>161.7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23832" calcext:value-type="float">
            <text:p>161.7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98864" calcext:value-type="float">
            <text:p>161.5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3144" calcext:value-type="float">
            <text:p>161.5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3896" calcext:value-type="float">
            <text:p>161.4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684" calcext:value-type="float">
            <text:p>161.4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1976" calcext:value-type="float">
            <text:p>161.3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9304" calcext:value-type="float">
            <text:p>161.3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064" calcext:value-type="float">
            <text:p>161.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3584" calcext:value-type="float">
            <text:p>161.2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6528" calcext:value-type="float">
            <text:p>161.1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72144" calcext:value-type="float">
            <text:p>161.1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1288" calcext:value-type="float">
            <text:p>161.1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4816" calcext:value-type="float">
            <text:p>161.2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4816" calcext:value-type="float">
            <text:p>161.2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4064" calcext:value-type="float">
            <text:p>161.2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1496" calcext:value-type="float">
            <text:p>161.3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4064" calcext:value-type="float">
            <text:p>161.2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016" calcext:value-type="float">
            <text:p>161.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5296" calcext:value-type="float">
            <text:p>161.2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17864" calcext:value-type="float">
            <text:p>161.2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3" calcext:value-type="float">
            <text:p>161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81288" calcext:value-type="float">
            <text:p>161.1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0808" calcext:value-type="float">
            <text:p>161.1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98992" calcext:value-type="float">
            <text:p>161.0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68512" calcext:value-type="float">
            <text:p>161.0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1184" calcext:value-type="float">
            <text:p>161.1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0328" calcext:value-type="float">
            <text:p>161.1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8616" calcext:value-type="float">
            <text:p>161.1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348" calcext:value-type="float">
            <text:p>161.1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8492" calcext:value-type="float">
            <text:p>161.2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7112" calcext:value-type="float">
            <text:p>161.2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21496" calcext:value-type="float">
            <text:p>161.3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36736" calcext:value-type="float">
            <text:p>161.3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63584" calcext:value-type="float">
            <text:p>161.2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0408" calcext:value-type="float">
            <text:p>161.7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80976" calcext:value-type="float">
            <text:p>164.7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6512" calcext:value-type="float">
            <text:p>164.1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3568" calcext:value-type="float">
            <text:p>164.1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9768" calcext:value-type="float">
            <text:p>164.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8912" calcext:value-type="float">
            <text:p>164.2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4904" calcext:value-type="float">
            <text:p>164.2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1856" calcext:value-type="float">
            <text:p>164.2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336" calcext:value-type="float">
            <text:p>164.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7912" calcext:value-type="float">
            <text:p>163.8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192" calcext:value-type="float">
            <text:p>163.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1168" calcext:value-type="float">
            <text:p>164.0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0688" calcext:value-type="float">
            <text:p>164.0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24" calcext:value-type="float">
            <text:p>163.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7056" calcext:value-type="float">
            <text:p>163.8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6784" calcext:value-type="float">
            <text:p>164.0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5928" calcext:value-type="float">
            <text:p>164.0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2024" calcext:value-type="float">
            <text:p>164.0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8016" calcext:value-type="float">
            <text:p>163.9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5784" calcext:value-type="float">
            <text:p>163.6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2528" calcext:value-type="float">
            <text:p>163.4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3552" calcext:value-type="float">
            <text:p>163.2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0024" calcext:value-type="float">
            <text:p>163.2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2216" calcext:value-type="float">
            <text:p>163.2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1904" calcext:value-type="float">
            <text:p>163.0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56" calcext:value-type="float">
            <text:p>162.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6248" calcext:value-type="float">
            <text:p>162.7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9088" calcext:value-type="float">
            <text:p>162.6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364" calcext:value-type="float">
            <text:p>162.4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3056" calcext:value-type="float">
            <text:p>162.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648" calcext:value-type="float">
            <text:p>162.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9904" calcext:value-type="float">
            <text:p>162.2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8944" calcext:value-type="float">
            <text:p>162.2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35896" calcext:value-type="float">
            <text:p>162.2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7608" calcext:value-type="float">
            <text:p>162.2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7232" calcext:value-type="float">
            <text:p>162.2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5416" calcext:value-type="float">
            <text:p>162.2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3704" calcext:value-type="float">
            <text:p>162.2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0656" calcext:value-type="float">
            <text:p>162.2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9696" calcext:value-type="float">
            <text:p>162.1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4456" calcext:value-type="float">
            <text:p>162.1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312" calcext:value-type="float">
            <text:p>162.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9112" calcext:value-type="float">
            <text:p>162.0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0824" calcext:value-type="float">
            <text:p>162.0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4352" calcext:value-type="float">
            <text:p>162.0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2912" calcext:value-type="float">
            <text:p>161.9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2432" calcext:value-type="float">
            <text:p>161.9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2536" calcext:value-type="float">
            <text:p>162.0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2224" calcext:value-type="float">
            <text:p>161.8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7568" calcext:value-type="float">
            <text:p>161.8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6404" calcext:value-type="float">
            <text:p>161.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8048" calcext:value-type="float">
            <text:p>161.9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3664" calcext:value-type="float">
            <text:p>161.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6232" calcext:value-type="float">
            <text:p>161.8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2808" calcext:value-type="float">
            <text:p>161.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2328" calcext:value-type="float">
            <text:p>161.8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00616" calcext:value-type="float">
            <text:p>161.9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97568" calcext:value-type="float">
            <text:p>161.8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2056" calcext:value-type="float">
            <text:p>161.9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928" calcext:value-type="float">
            <text:p>161.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43872" calcext:value-type="float">
            <text:p>162.0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644" calcext:value-type="float">
            <text:p>162.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3016" calcext:value-type="float">
            <text:p>162.0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3768" calcext:value-type="float">
            <text:p>161.9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21952" calcext:value-type="float">
            <text:p>161.9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0136" calcext:value-type="float">
            <text:p>161.8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3288" calcext:value-type="float">
            <text:p>161.9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4144" calcext:value-type="float">
            <text:p>161.9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8424" calcext:value-type="float">
            <text:p>161.8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7192" calcext:value-type="float">
            <text:p>161.9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9384" calcext:value-type="float">
            <text:p>161.9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9008" calcext:value-type="float">
            <text:p>161.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4728" calcext:value-type="float">
            <text:p>162.0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1304" calcext:value-type="float">
            <text:p>162.0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5548" calcext:value-type="float">
            <text:p>161.9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3768" calcext:value-type="float">
            <text:p>161.9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8904" calcext:value-type="float">
            <text:p>161.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5584" calcext:value-type="float">
            <text:p>162.0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0928" calcext:value-type="float">
            <text:p>162.1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5688" calcext:value-type="float">
            <text:p>162.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7296" calcext:value-type="float">
            <text:p>162.0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788" calcext:value-type="float">
            <text:p>162.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6544" calcext:value-type="float">
            <text:p>162.0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2744" calcext:value-type="float">
            <text:p>162.1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7984" calcext:value-type="float">
            <text:p>162.1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1408" calcext:value-type="float">
            <text:p>162.1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62744" calcext:value-type="float">
            <text:p>162.1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4936" calcext:value-type="float">
            <text:p>162.1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3224" calcext:value-type="float">
            <text:p>162.1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1512" calcext:value-type="float">
            <text:p>162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81032" calcext:value-type="float">
            <text:p>162.1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54184" calcext:value-type="float">
            <text:p>162.2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78568" calcext:value-type="float">
            <text:p>162.2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6104" calcext:value-type="float">
            <text:p>162.3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27336" calcext:value-type="float">
            <text:p>162.3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6856" calcext:value-type="float">
            <text:p>162.2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9152" calcext:value-type="float">
            <text:p>162.3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0488" calcext:value-type="float">
            <text:p>162.4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0592" calcext:value-type="float">
            <text:p>162.4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6104" calcext:value-type="float">
            <text:p>162.3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364" calcext:value-type="float">
            <text:p>162.4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3432" calcext:value-type="float">
            <text:p>162.3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1344" calcext:value-type="float">
            <text:p>162.3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6688" calcext:value-type="float">
            <text:p>162.4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0592" calcext:value-type="float">
            <text:p>162.4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6688" calcext:value-type="float">
            <text:p>162.4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1656" calcext:value-type="float">
            <text:p>162.6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3368" calcext:value-type="float">
            <text:p>162.5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5728" calcext:value-type="float">
            <text:p>162.4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792" calcext:value-type="float">
            <text:p>162.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6688" calcext:value-type="float">
            <text:p>162.4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3744" calcext:value-type="float">
            <text:p>162.5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3368" calcext:value-type="float">
            <text:p>162.5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7376" calcext:value-type="float">
            <text:p>162.6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7856" calcext:value-type="float">
            <text:p>162.6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128" calcext:value-type="float">
            <text:p>162.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604" calcext:value-type="float">
            <text:p>162.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6896" calcext:value-type="float">
            <text:p>162.6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748" calcext:value-type="float">
            <text:p>162.7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4536" calcext:value-type="float">
            <text:p>162.7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8336" calcext:value-type="float">
            <text:p>162.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1112" calcext:value-type="float">
            <text:p>162.8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6832" calcext:value-type="float">
            <text:p>162.8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8336" calcext:value-type="float">
            <text:p>162.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94" calcext:value-type="float">
            <text:p>162.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5872" calcext:value-type="float">
            <text:p>162.8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5872" calcext:value-type="float">
            <text:p>162.8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132" calcext:value-type="float">
            <text:p>162.9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1696" calcext:value-type="float">
            <text:p>162.9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9296" calcext:value-type="float">
            <text:p>162.7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3512" calcext:value-type="float">
            <text:p>162.9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27792" calcext:value-type="float">
            <text:p>162.9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6456" calcext:value-type="float">
            <text:p>162.9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9821" calcext:value-type="float">
            <text:p>163.159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6054" calcext:value-type="float">
            <text:p>163.246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6666" calcext:value-type="float">
            <text:p>163.31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4477666667" calcext:value-type="float">
            <text:p>163.164477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48425" calcext:value-type="float">
            <text:p>163.20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71995" calcext:value-type="float">
            <text:p>163.2671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1332" calcext:value-type="float">
            <text:p>163.31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90765" calcext:value-type="float">
            <text:p>163.2990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2559" calcext:value-type="float">
            <text:p>163.222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5287" calcext:value-type="float">
            <text:p>163.205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59475" calcext:value-type="float">
            <text:p>163.155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7500142857" calcext:value-type="float">
            <text:p>162.987500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0073967742" calcext:value-type="float">
            <text:p>163.840073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9699766667" calcext:value-type="float">
            <text:p>164.5096997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3672516129" calcext:value-type="float">
            <text:p>165.183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4925266667" calcext:value-type="float">
            <text:p>165.424925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2926193548" calcext:value-type="float">
            <text:p>165.33292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1877856943" calcext:value-type="float">
            <text:p>164.601877856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4907666667" calcext:value-type="float">
            <text:p>164.064907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1282580645" calcext:value-type="float">
            <text:p>163.481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0799833333" calcext:value-type="float">
            <text:p>163.54079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9928806452" calcext:value-type="float">
            <text:p>163.579928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0545241379" calcext:value-type="float">
            <text:p>163.690545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5282129032" calcext:value-type="float">
            <text:p>163.71528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3158758967" calcext:value-type="float">
            <text:p>163.953158758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9399925926" calcext:value-type="float">
            <text:p>164.09939992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46634695652" calcext:value-type="float">
            <text:p>164.446634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7038333333" calcext:value-type="float">
            <text:p>164.687038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57223678571" calcext:value-type="float">
            <text:p>165.05722367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54474928571" calcext:value-type="float">
            <text:p>164.654474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8980037037" calcext:value-type="float">
            <text:p>163.9289800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344025" calcext:value-type="float">
            <text:p>163.9234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8052666667" calcext:value-type="float">
            <text:p>163.82805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7328428571" calcext:value-type="float">
            <text:p>164.117328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891444444" calcext:value-type="float">
            <text:p>164.287891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1540777778" calcext:value-type="float">
            <text:p>164.191540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208" calcext:value-type="float">
            <text:p>242.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16" calcext:value-type="float">
            <text:p>242.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08" calcext:value-type="float">
            <text:p>181.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08" calcext:value-type="float">
            <text:p>181.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7.8608" calcext:value-type="float">
            <text:p>257.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0424" calcext:value-type="float">
            <text:p>263.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9464" calcext:value-type="float">
            <text:p>256.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88" calcext:value-type="float">
            <text:p>246.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2.796" calcext:value-type="float">
            <text:p>272.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6896" calcext:value-type="float">
            <text:p>259.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488" calcext:value-type="float">
            <text:p>238.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768" calcext:value-type="float">
            <text:p>233.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32" calcext:value-type="float">
            <text:p>216.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84" calcext:value-type="float">
            <text:p>215.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32" calcext:value-type="float">
            <text:p>216.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76" calcext:value-type="float">
            <text:p>201.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04" calcext:value-type="float">
            <text:p>197.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04870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04" meta:object-count="0"/>
    <meta:user-defined meta:name="AppVersion">3.0</meta:user-defined>
  </office:meta>
</office:document-meta>
</file>